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c4c65" officeooo:paragraph-rsid="001c4c65"/>
    </style:style>
    <style:style style:name="P2" style:family="paragraph" style:parent-style-name="Standard">
      <style:paragraph-properties fo:text-align="justify" style:justify-single-word="false"/>
      <style:text-properties officeooo:rsid="001c4c65" officeooo:paragraph-rsid="00238703"/>
    </style:style>
    <style:style style:name="P3" style:family="paragraph" style:parent-style-name="Standard">
      <style:paragraph-properties fo:text-align="justify" style:justify-single-word="false"/>
      <style:text-properties officeooo:rsid="0024e25b" officeooo:paragraph-rsid="0024e25b"/>
    </style:style>
    <style:style style:name="P4" style:family="paragraph" style:parent-style-name="Standard">
      <style:paragraph-properties fo:text-align="justify" style:justify-single-word="false"/>
      <style:text-properties officeooo:rsid="0024e25b" officeooo:paragraph-rsid="003d9f32"/>
    </style:style>
    <style:style style:name="P5" style:family="paragraph" style:parent-style-name="Standard">
      <style:paragraph-properties fo:text-align="justify" style:justify-single-word="false"/>
      <style:text-properties officeooo:rsid="0024e25b" officeooo:paragraph-rsid="002ff599"/>
    </style:style>
    <style:style style:name="P6" style:family="paragraph" style:parent-style-name="Standard">
      <style:paragraph-properties fo:text-align="justify" style:justify-single-word="false"/>
      <style:text-properties officeooo:rsid="0024e25b" officeooo:paragraph-rsid="00578f1d"/>
    </style:style>
    <style:style style:name="P7" style:family="paragraph" style:parent-style-name="Standard">
      <style:paragraph-properties fo:text-align="justify" style:justify-single-word="false"/>
      <style:text-properties officeooo:rsid="00293952" officeooo:paragraph-rsid="00293952"/>
    </style:style>
    <style:style style:name="P8" style:family="paragraph" style:parent-style-name="Standard">
      <style:paragraph-properties fo:text-align="justify" style:justify-single-word="false"/>
      <style:text-properties officeooo:rsid="002c3352" officeooo:paragraph-rsid="00293952"/>
    </style:style>
    <style:style style:name="P9" style:family="paragraph" style:parent-style-name="Standard">
      <style:paragraph-properties fo:text-align="justify" style:justify-single-word="false"/>
      <style:text-properties officeooo:rsid="002c3352" officeooo:paragraph-rsid="002c3352"/>
    </style:style>
    <style:style style:name="P10" style:family="paragraph" style:parent-style-name="Standard">
      <style:paragraph-properties fo:text-align="justify" style:justify-single-word="false"/>
      <style:text-properties fo:font-weight="bold" officeooo:rsid="001c4c65" officeooo:paragraph-rsid="001c4c65" style:font-weight-asian="bold" style:font-weight-complex="bold"/>
    </style:style>
    <style:style style:name="P11" style:family="paragraph" style:parent-style-name="Standard">
      <style:paragraph-properties fo:text-align="justify" style:justify-single-word="false"/>
      <style:text-properties fo:font-weight="bold" officeooo:rsid="003f60fa" officeooo:paragraph-rsid="003f60fa" style:font-weight-asian="bold" style:font-weight-complex="bold"/>
    </style:style>
    <style:style style:name="P12" style:family="paragraph" style:parent-style-name="Standard">
      <style:paragraph-properties fo:text-align="justify" style:justify-single-word="false"/>
      <style:text-properties fo:color="#00cc00" officeooo:rsid="002ff599" officeooo:paragraph-rsid="002ff599"/>
    </style:style>
    <style:style style:name="P13" style:family="paragraph" style:parent-style-name="Standard">
      <style:paragraph-properties fo:text-align="justify" style:justify-single-word="false"/>
      <style:text-properties fo:color="#00cc00" officeooo:rsid="002ff599" officeooo:paragraph-rsid="00578f1d"/>
    </style:style>
    <style:style style:name="P14" style:family="paragraph" style:parent-style-name="Standard">
      <style:paragraph-properties fo:text-align="justify" style:justify-single-word="false"/>
      <style:text-properties officeooo:rsid="003f60fa" officeooo:paragraph-rsid="003f60fa"/>
    </style:style>
    <style:style style:name="P15" style:family="paragraph" style:parent-style-name="Standard">
      <style:paragraph-properties fo:text-align="justify" style:justify-single-word="false"/>
      <style:text-properties officeooo:rsid="004102e0" officeooo:paragraph-rsid="004102e0"/>
    </style:style>
    <style:style style:name="P16" style:family="paragraph" style:parent-style-name="Standard">
      <style:paragraph-properties fo:text-align="justify" style:justify-single-word="false"/>
      <style:text-properties officeooo:rsid="004102e0" officeooo:paragraph-rsid="004a5db1"/>
    </style:style>
    <style:style style:name="P17" style:family="paragraph" style:parent-style-name="Standard">
      <style:paragraph-properties fo:text-align="justify" style:justify-single-word="false"/>
      <style:text-properties officeooo:rsid="004102e0" officeooo:paragraph-rsid="00526809"/>
    </style:style>
    <style:style style:name="P18" style:family="paragraph" style:parent-style-name="Standard">
      <style:paragraph-properties fo:text-align="justify" style:justify-single-word="false"/>
      <style:text-properties officeooo:rsid="004102e0" officeooo:paragraph-rsid="00559831"/>
    </style:style>
    <style:style style:name="P19" style:family="paragraph" style:parent-style-name="Standard">
      <style:paragraph-properties fo:text-align="justify" style:justify-single-word="false"/>
      <style:text-properties style:font-name="Courier 10 Pitch" officeooo:rsid="004102e0" officeooo:paragraph-rsid="004102e0"/>
    </style:style>
    <style:style style:name="P20" style:family="paragraph" style:parent-style-name="Standard">
      <style:paragraph-properties fo:text-align="justify" style:justify-single-word="false"/>
      <style:text-properties style:font-name="Courier 10 Pitch" officeooo:rsid="004102e0" officeooo:paragraph-rsid="00559831"/>
    </style:style>
    <style:style style:name="P21" style:family="paragraph" style:parent-style-name="Standard">
      <style:paragraph-properties fo:text-align="justify" style:justify-single-word="false"/>
      <style:text-properties officeooo:rsid="0037e516" officeooo:paragraph-rsid="003d9f32"/>
    </style:style>
    <style:style style:name="P22" style:family="paragraph" style:parent-style-name="Standard">
      <style:paragraph-properties fo:text-align="justify" style:justify-single-word="false"/>
      <style:text-properties officeooo:rsid="00559831" officeooo:paragraph-rsid="00559831"/>
    </style:style>
    <style:style style:name="P23" style:family="paragraph" style:parent-style-name="Standard">
      <style:paragraph-properties fo:text-align="justify" style:justify-single-word="false"/>
      <style:text-properties style:font-name="Courier 10 Pitch" officeooo:rsid="00559831" officeooo:paragraph-rsid="00559831"/>
    </style:style>
    <style:style style:name="P24" style:family="paragraph" style:parent-style-name="Standard">
      <style:paragraph-properties fo:text-align="justify" style:justify-single-word="false"/>
      <style:text-properties officeooo:rsid="00578f1d" officeooo:paragraph-rsid="0024e25b"/>
    </style:style>
    <style:style style:name="P25" style:family="paragraph" style:parent-style-name="Standard">
      <style:paragraph-properties fo:text-align="justify" style:justify-single-word="false"/>
      <style:text-properties officeooo:rsid="004102e0" officeooo:paragraph-rsid="0061b028"/>
    </style:style>
    <style:style style:name="T1" style:family="text">
      <style:text-properties officeooo:rsid="001dc07b"/>
    </style:style>
    <style:style style:name="T2" style:family="text">
      <style:text-properties officeooo:rsid="001eb31d"/>
    </style:style>
    <style:style style:name="T3" style:family="text">
      <style:text-properties officeooo:rsid="002619d0"/>
    </style:style>
    <style:style style:name="T4" style:family="text">
      <style:text-properties officeooo:rsid="002770ed"/>
    </style:style>
    <style:style style:name="T5" style:family="text">
      <style:text-properties officeooo:rsid="0028b13c"/>
    </style:style>
    <style:style style:name="T6" style:family="text">
      <style:text-properties officeooo:rsid="002a6d18"/>
    </style:style>
    <style:style style:name="T7" style:family="text">
      <style:text-properties officeooo:rsid="00328063"/>
    </style:style>
    <style:style style:name="T8" style:family="text">
      <style:text-properties officeooo:rsid="0037e516"/>
    </style:style>
    <style:style style:name="T9" style:family="text">
      <style:text-properties fo:color="#ff0000"/>
    </style:style>
    <style:style style:name="T10" style:family="text">
      <style:text-properties fo:color="#ff0000" officeooo:rsid="00415905"/>
    </style:style>
    <style:style style:name="T11" style:family="text">
      <style:text-properties fo:color="#ff0000" officeooo:rsid="004841e1"/>
    </style:style>
    <style:style style:name="T12" style:family="text">
      <style:text-properties officeooo:rsid="00415905"/>
    </style:style>
    <style:style style:name="T13" style:family="text">
      <style:text-properties officeooo:rsid="004841e1"/>
    </style:style>
    <style:style style:name="T14" style:family="text">
      <style:text-properties officeooo:rsid="00559831"/>
    </style:style>
    <style:style style:name="T15" style:family="text">
      <style:text-properties style:font-name="Courier 10 Pitch" officeooo:rsid="00559831"/>
    </style:style>
    <style:style style:name="T16" style:family="text">
      <style:text-properties style:font-name="Courier 10 Pitch" officeooo:rsid="0061b028"/>
    </style:style>
    <style:style style:name="T17" style:family="text">
      <style:text-properties officeooo:rsid="00592bfb"/>
    </style:style>
    <style:style style:name="T18" style:family="text">
      <style:text-properties officeooo:rsid="0061b028"/>
    </style:style>
    <style:style style:name="T19" style:family="text">
      <style:text-properties fo:color="#00cc00" officeooo:rsid="0061b028"/>
    </style:style>
    <style:style style:name="T20" style:family="text">
      <style:text-properties fo:color="#00cc00" style:font-name="Courier 10 Pitch" officeooo:rsid="0061b028"/>
    </style:style>
    <style:style style:name="T21" style:family="text">
      <style:text-properties fo:color="#00cc00" style:font-name="Courier 10 Pitch" officeooo:rsid="006467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1 Основные структуры.</text:p>
      <text:p text:style-name="P1"><text:tab/>Эта глава предоставляет введение в ключевые концепции CMake. Как только вы начнете работать с CMake, <text:span text:style-name="T1">вы столкнетесь с целым рядом концепций, таких как targets, generators и commands. В CMake эти концепции реализованы как классы C++ и упоминаются во многих командах CMake. Понимание этих концепций снабдит вас знаниями, которые необходимы вам для создания эффективных файлов CMakeLists.</text:span></text:p>
      <text:p text:style-name="P2"><text:tab/><text:span text:style-name="T2">Прежде чем углубляться в детали CMake классов, стоит понять их основные соотношения. На самом низком уровне существуют исходные файлы. Они соответствуют типичным C или C++ файлам исходного кода. Файлы исходного кода комбинируются в цели (targets). Цель — обычно исполняемый файл или библиотека. Директория представляет собой каталог в дереве исходных кодов и обычно содержит файл CMakeLists и одну или более целей, связанную с ним. Каждая директория имеет локальный генератор, который отвечает за генерацию Makefile-ов или файлов проекта для этой директории. Все локальные генераторы разделяют глобальный генератор, который наблюдает за процессом сборки. Наконец, глобальный генератор создан и управляется самим классом cmake.</text:span></text:p>
      <text:p text:style-name="P2"/>
      <text:p text:style-name="P3">Рисунок 4 показывает базовую структуру классов CMake. Теперь мы рассмотрим концепции CMake более подробно. <text:span text:style-name="T3">Выполнение CMake начинается с создания экземпляра класса cmake и передачи ему аргументов командной строки. <text:s/>Этот класс управляет всем процессом конфигурации и хранит информацию, которая является глобальной для процесса сборки, например, значения кэша. Одна из первых вещей, которую делает cmake — это создание корректного глобального генератора на основе выбора пользователя какой генератор использовать (например, Visual Studio 10, Borland Makefiles или UNIX Makefiles). На этом этапе класс cmake передает управление глобальному генератору, который он создал путем вызова методов конфигурации и генерации.</text:span></text:p>
      <text:p text:style-name="P3"><text:tab/><text:span text:style-name="T4">Глобальный генератор отвечает за управление конфигурацией и генерацией всех Makefiles (или проектных файлов) проекта. На практике большую часть работы на самом деле выполняют локальные генераторы, которые создаются глобальным генератором. На каждую обрабатываемую директорию проекта создается по одному локальному генератору. Так что одновременно с одним глобальным генератором проект может иметь много локальных генераторов. Например, под Visual Studio 7 глобальный генератор создает файл решения для всего проекта, в то время как локальные генераторы создают файлы проекта для каждой цели в их директории.</text:span></text:p>
      <text:p text:style-name="P3"><text:tab/><text:span text:style-name="T5">В случае генератора Makefile-ов UNIX, локальные генераторы создают большинство Makefile-ов, а глобальный генератор просто руководит процессом и создает главный Makefile верхнего уровня. Детали реализации широко различаются среди генераторов. Генераторы Makefile-ов включающих UNIX, NMake, Borland и т. д. используют набор шаблонов правил и подстановок для генерации их Makefile-ов. </text:span></text:p>
      <text:p text:style-name="P3"><text:tab/><text:span text:style-name="T7">Каждый локальный генератор обладает экземпляром класса cmMakefile, cmMakefile — это место, куда сохраняются результаты парсинга CMakeLists. Конкретно, для каждой директории в проекте будет по одному cmMakefile экземпляру, почему его и называют иногда директорией. Это более понятно для систем сборки, которые не используют Makefile-ы. Этот экземпляр будет хранить всю информацию результатов парсинга CMakeLists этой директории. Можно представить cmMakefile класс как структуру, инициализированную изначально несколькими переменными, унаследованными из его родительской директории, и заполняемую в дальнейшем по мере обработки CMakeLists.</text:span></text:p>
      <text:p text:style-name="P4"><text:tab/><text:span text:style-name="T8">Каждая команда в CMake реализована как отдельный класс C++ и имеет две основные части. Первая часть команды — это метод InitialPass. Этот метод получает аргументы и cmMakefile объект для текущей обрабатываемой директории и затем выполняет его операции. В случае команды set, он обрабатывает её аргументы, и если аргументы корректны, он вызывает метод <text:s/>объекта cmMakefile для установки переменной. Результаты команды всегда сохраняются в объекте cmMakefile. Информация никогда не сохраняется в команде. </text:span><text:soft-page-break/><text:span text:style-name="T8">Вторая часть команды это FinallPass. Эта часть выполняется после того, как все команды (всего проекта CMake) имевшие их InitialPass были вызваны. Большинство команд не содержат FinalPass, но в некоторых редких случаях команда должна делать что-то с глобальной информацией, которая может быть не доступной во время InitialPass.</text:span></text:p>
      <text:p text:style-name="P21"><text:tab/>Как только все CMakeLists файлы будут обработаны, генераторы используют информацию, накопленную в объектах cmMakefile для производства соответствующих файлов для целевой системы сборки (например, Makefils-ы). <text:s/></text:p>
      <text:p text:style-name="P4"/>
      <text:p text:style-name="P13">NB: понимаю все вышеописанное так: в каждом каталоге дерева исходных кодов задана цель, которая описана в CMakeLists, эта цель может быть библиотекой или исполняемым файлом (а может быть и просто объектным файлом). В этом же каталоге работает локальный генератор, который и создает требуемый для этой цели Makefile (или файлы проекта).</text:p>
      <text:p text:style-name="P6"/>
      <text:p text:style-name="P11">3.2 Цели.</text:p>
      <text:p text:style-name="P14"><text:tab/>Рассмотрим некоторые ключевые элементы, сохраняемые в объекте cmMakefile. Вероятно, большинство важных элементов — это цели. Цели представляют собой исполняемые файлы, библиотеки и утилиты, с<text:span text:style-name="T17">озданные</text:span> CMake. Каждая команда <text:span text:style-name="T9">add_library</text:span>, <text:span text:style-name="T9">add_executable</text:span> и <text:span text:style-name="T9">add_custom_target</text:span> создает цель.</text:p>
      <text:p text:style-name="P14"/>
      <text:p text:style-name="P15">Пример:</text:p>
      <text:p text:style-name="P19">add_library(foo STATIC foo1.c foo2.c)</text:p>
      <text:p text:style-name="P15"/>
      <text:p text:style-name="P15"><text:tab/><text:span text:style-name="T12">Имя foo теперь доступно для использования в качестве имени библиотеки где-либо в проекте и CMake будет знать, что это имя представляет библиотеку. Библиотеки могут быть объявлены с определенным типом, например, </text:span><text:span text:style-name="T10">STATIC</text:span><text:span text:style-name="T12">, </text:span><text:span text:style-name="T10">SHARED</text:span><text:span text:style-name="T12">, </text:span><text:span text:style-name="T10">MODULE</text:span><text:span text:style-name="T12"> или вообще быть неопределенными. STATIC означает, что библиотека должна быть собрана как статическая библиотека. Аналогично, SHARED означает, что она должна быть собрана как разделяемая библиотека. MODULE означает, что библиотека должна быть создана так, что она может быть динамически подгружена к исполняемому файлу. На многих операционных системах это тоже самое, что SHARED, но на некоторых ОС, например Mac OS X — отличается. Если никакие из этих опций не были указаны, это означает, что библиотека может быть собрана либо как динамическая, либо как статическая. В этом случае CMake использует установку переменной BUILD_SHARED_LIBS для определения, должна ли библиотека быть статической, или она должна быть динамической. Если и она не установлена, то по умолчанию, CMake будет строить статические библиотеки.</text:span></text:p>
      <text:p text:style-name="P16"><text:tab/><text:span text:style-name="T13">Исполняемые цели также имеют некоторые опции. По умолчанию, исполняемый файл — это традиционная консольная программа, которая имеет стандартный main. Если после имени исполняемого файла указан WIN32, исполняемый файл будет скомпилирован как MS Windows executable и ОС вызовет WinMain вместо main при запуске. WIN32 не влияет на приложения для других ОС.</text:span></text:p>
      <text:p text:style-name="P17"><text:span text:style-name="T13"><text:tab/>Кроме этого, цели также отслеживают общие свойства. Эти свойства могут быть заданы и получены с помощью команд, соответственно, </text:span><text:span text:style-name="T11">set_target_properties</text:span><text:span text:style-name="T13"> и </text:span><text:span text:style-name="T11">get_target_property</text:span><text:span text:style-name="T13">, или наиболее общих команд </text:span><text:span text:style-name="T11">set_property</text:span><text:span text:style-name="T13"> и </text:span><text:span text:style-name="T11">get_property</text:span><text:span text:style-name="T13">. Наиболее широко распространенное используемое свойство — это LINK_FLAGS, которое используется для указания флагов компоновки для определенной цели. Цели хранят список библиотек, с которыми они компонуются, <text:s/>и устанавливаемый с помощью команды </text:span><text:span text:style-name="T11">target_link_libraries</text:span><text:span text:style-name="T13">. Имена, передаваемые в эту команду могут быть библиотеками, полными путями к библиотекам или именем библиотеки из команды add_library. Цели также хранят директории компоновки для использования во время компоновки, место установки для цели (install location) и разные команды для выполнения после компоновки.</text:span></text:p>
      <text:p text:style-name="P18"><text:span text:style-name="T13"><text:tab/>Для каждой библиотеки, которую создает CMake, он отслеживает все библиотеки, от которых зависит создаваемая библиотека. Так как статические библиотеки не компонуются с </text:span><text:soft-page-break/><text:span text:style-name="T13">библиотеками, от которых они зависят, для CMake очень важно следить за библиотеками, чтобы они могли быть указаны в строке компоновки создаваемого исполняемого файла.</text:span></text:p>
      <text:p text:style-name="P18"/>
      <text:p text:style-name="P18"/>
      <text:p text:style-name="P22">Пример:</text:p>
      <text:p text:style-name="P23">add_library(foo foo.cxx) <text:span text:style-name="T19"># цель foo</text:span></text:p>
      <text:p text:style-name="P23">target_link_libraries (foo bar) <text:span text:style-name="T19"># линковать foo с bar</text:span></text:p>
      <text:p text:style-name="P20"/>
      <text:p text:style-name="P23">add_executable(foobar foobar.cxx) <text:span text:style-name="T19"># цель foobar</text:span></text:p>
      <text:p text:style-name="P25"><text:span text:style-name="T15">target_link_libraries(foobar foo) </text:span><text:span text:style-name="T20"># </text:span><text:span text:style-name="T21">линковать</text:span><text:span text:style-name="T20"> с foo, которая</text:span><text:span text:style-name="T16"> </text:span></text:p>
      <text:p text:style-name="P25"><text:span text:style-name="T16"><text:tab/><text:tab/><text:tab/><text:tab/><text:tab/><text:tab/><text:tab/></text:span><text:span text:style-name="T20"># зависит от bar, bar будет </text:span><text:span text:style-name="T16"><text:tab/><text:tab/><text:tab/><text:tab/><text:tab/><text:tab/><text:tab/><text:tab/></text:span><text:span text:style-name="T20"># подлинкована автоматически</text:span><text:span text:style-name="T16"> </text:span><text:span text:style-name="T14"><text:s text:c="2"/></text:span></text:p>
      <text:p text:style-name="P3"/>
      <text:p text:style-name="P24">Это скомпонует библиотеки foo и bar в исполняемый файл foobar, даже если только foo был явно скомпонован в foobar. </text:p>
      <text:p text:style-name="P12"/>
      <text:p text:style-name="P5"/>
      <text:p text:style-name="P7">3.5 Переменные и записи кэша <text:span text:style-name="T6">(p.31)</text:span>. </text:p>
      <text:p text:style-name="P7"><text:tab/>Файлы CMakeLists используют переменные подобно любому языку программирования. Переменные используются для сохранения значений и последующего их использования, и могут иметь единственное значение, как например «ON» или «OFF», или они могут представлять список, как например: /usr/include /home/foo/include /usr/local/include. Некоторое количество полезных переменных определено CMake автоматически, они приведены в приложении А, переменные.</text:p>
      <text:p text:style-name="P8"/>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2:00:32.668379663</meta:creation-date>
    <meta:generator>LibreOffice/5.1.6.2$Linux_X86_64 LibreOffice_project/10m0$Build-2</meta:generator>
    <dc:date>2017-08-10T19:40:03.045864336</dc:date>
    <meta:editing-duration>PT3H49M25S</meta:editing-duration>
    <meta:editing-cycles>62</meta:editing-cycles>
    <meta:document-statistic meta:table-count="0" meta:image-count="0" meta:object-count="0" meta:page-count="3" meta:paragraph-count="27" meta:word-count="1129" meta:character-count="8599" meta:non-whitespace-character-count="7449"/>
  </office:meta>
</office:document-meta>
</file>